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ca56a54"/>
    </style:style>
    <style:style style:name="P57" style:family="paragraph" style:parent-style-name="Standard">
      <style:text-properties officeooo:paragraph-rsid="0ca6ddb9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ce9327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26e14b"/>
    </style:style>
    <style:style style:name="P78" style:family="paragraph" style:parent-style-name="Standard">
      <style:text-properties officeooo:paragraph-rsid="0e8858a9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Standard">
      <style:text-properties officeooo:paragraph-rsid="0f28d107"/>
    </style:style>
    <style:style style:name="P81" style:family="paragraph" style:parent-style-name="Standard">
      <style:text-properties officeooo:paragraph-rsid="0f1c472f"/>
    </style:style>
    <style:style style:name="P82" style:family="paragraph" style:parent-style-name="Standard">
      <style:text-properties officeooo:paragraph-rsid="0f3ae219"/>
    </style:style>
    <style:style style:name="P83" style:family="paragraph" style:parent-style-name="Standard">
      <style:text-properties officeooo:paragraph-rsid="0f3d081d"/>
    </style:style>
    <style:style style:name="P84" style:family="paragraph" style:parent-style-name="Footnote">
      <style:text-properties officeooo:paragraph-rsid="0f3f63d0"/>
    </style:style>
    <style:style style:name="P85" style:family="paragraph" style:parent-style-name="Footnote">
      <style:text-properties officeooo:rsid="043ccc66" officeooo:paragraph-rsid="0f40045a"/>
    </style:style>
    <style:style style:name="P86" style:family="paragraph" style:parent-style-name="Footnote">
      <style:text-properties officeooo:rsid="043ccc66" officeooo:paragraph-rsid="0f4dc0dc"/>
    </style:style>
    <style:style style:name="P87" style:family="paragraph" style:parent-style-name="Footnote">
      <style:text-properties officeooo:paragraph-rsid="0f40045a"/>
    </style:style>
    <style:style style:name="P88" style:family="paragraph" style:parent-style-name="Footnote">
      <style:text-properties officeooo:paragraph-rsid="0f48ae43"/>
    </style:style>
    <style:style style:name="P89" style:family="paragraph" style:parent-style-name="Footnote">
      <style:text-properties officeooo:paragraph-rsid="0f4a4d76"/>
    </style:style>
    <style:style style:name="P90" style:family="paragraph" style:parent-style-name="Standard">
      <style:text-properties officeooo:paragraph-rsid="0f4adb30"/>
    </style:style>
    <style:style style:name="P91" style:family="paragraph" style:parent-style-name="Standard">
      <style:text-properties officeooo:paragraph-rsid="0f4cd335"/>
    </style:style>
    <style:style style:name="P92" style:family="paragraph" style:parent-style-name="Standard">
      <style:text-properties officeooo:paragraph-rsid="0f6215ee"/>
    </style:style>
    <style:style style:name="P93" style:family="paragraph" style:parent-style-name="Standard">
      <style:text-properties officeooo:paragraph-rsid="0f675b94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96" style:family="paragraph" style:parent-style-name="Standard">
      <style:text-properties officeooo:paragraph-rsid="0f6ac771"/>
    </style:style>
    <style:style style:name="P97" style:family="paragraph" style:parent-style-name="Standard">
      <style:text-properties officeooo:paragraph-rsid="0f6bda9d"/>
    </style:style>
    <style:style style:name="P98" style:family="paragraph" style:parent-style-name="Standard">
      <style:text-properties officeooo:paragraph-rsid="0f6c44a3"/>
    </style:style>
    <style:style style:name="P99" style:family="paragraph" style:parent-style-name="Standard">
      <style:text-properties officeooo:paragraph-rsid="0f6d3852"/>
    </style:style>
    <style:style style:name="P100" style:family="paragraph" style:parent-style-name="Standard">
      <style:text-properties officeooo:paragraph-rsid="0f6d4ef8"/>
    </style:style>
    <style:style style:name="P101" style:family="paragraph" style:parent-style-name="Standard">
      <style:text-properties officeooo:paragraph-rsid="0f41de32"/>
    </style:style>
    <style:style style:name="P102" style:family="paragraph" style:parent-style-name="Standard">
      <style:text-properties officeooo:paragraph-rsid="0f70afdc"/>
    </style:style>
    <style:style style:name="P103" style:family="paragraph" style:parent-style-name="Standard">
      <style:text-properties officeooo:paragraph-rsid="0f7211c2"/>
    </style:style>
    <style:style style:name="P104" style:family="paragraph" style:parent-style-name="Standard">
      <style:text-properties officeooo:paragraph-rsid="0f732967"/>
    </style:style>
    <style:style style:name="P10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4264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3" style:family="paragraph" style:parent-style-name="Standard">
      <style:text-properties fo:language="en" fo:country="GB" officeooo:paragraph-rsid="0cc50ec9"/>
    </style:style>
    <style:style style:name="P114" style:family="paragraph" style:parent-style-name="Standard">
      <style:text-properties officeooo:paragraph-rsid="0eb4913f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211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329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f429118"/>
    </style:style>
    <style:style style:name="T209" style:family="text">
      <style:text-properties fo:color="#000000" loext:opacity="100%" fo:language="en" fo:country="GB" officeooo:rsid="0f41de32"/>
    </style:style>
    <style:style style:name="T21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32a45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font-size="8pt" style:font-size-asian="8pt" style:font-size-complex="8pt" loext:padding="0.049cm" loext:border="0.31pt solid #000000"/>
    </style:style>
    <style:style style:name="T259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72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73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4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7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76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language="en" fo:country="GB"/>
    </style:style>
    <style:style style:name="T284" style:family="text">
      <style:text-properties fo:language="en" fo:country="GB" officeooo:rsid="0e83c34e"/>
    </style:style>
    <style:style style:name="T28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6" style:family="text">
      <style:text-properties fo:language="en" fo:country="GB" officeooo:rsid="0f28d107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5"><text:span text:style-name="Strong_20_Emphasis"><text:span text:style-name="T151">Checklist for installing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2"><text:user-field-get text:name="Version">22.04</text:user-field-get></text:span></text:span><text:span text:style-name="Strong_20_Emphasis"><text:span text:style-name="T153"><text:s/></text:span></text:span><text:span text:style-name="Strong_20_Emphasis"><text:span text:style-name="T154">LTS</text:span></text:span><text:span text:style-name="Strong_20_Emphasis"><text:span text:style-name="T154"><text:note text:id="ftn1" text:note-class="footnote"><text:note-citation>1</text:note-citation><text:note-body><text:p text:style-name="P84"><text:span text:style-name="T191">LTS stands for Long-Term Support, and this April </text:span><text:span text:style-name="Strong_20_Emphasis"><text:span text:style-name="T121"><text:user-field-get style:data-style-name="N0" text:name="Releaseyear">2022</text:user-field-get></text:span></text:span><text:span text:style-name="T193"><text:s/></text:span><text:span text:style-name="Strong_20_Emphasis"><text:span text:style-name="T195"><text:user-field-get text:name="Distro">Ubuntu</text:user-field-get></text:span></text:span><text:span text:style-name="T192"><text:s/></text:span><text:span text:style-name="T196"><text:user-field-get text:name="Version">22.04</text:user-field-get></text:span><text:span text:style-name="T196"><text:s/></text:span><text:span text:style-name="T192">LTS</text:span><text:span text:style-name="T191"> (codenamed Jammy Jellyfish) will be </text:span><text:span text:style-name="T194">supported</text:span><text:span text:style-name="T191"> for five years until April 2027.</text:span></text:p></text:note-body></text:note></text:span></text:span><text:span text:style-name="Strong_20_Emphasis"><text:span text:style-name="T155"> </text:span></text:span><text:span text:style-name="Strong_20_Emphasis"><text:span text:style-name="T156"><text:user-field-get text:name="Edition">desktop</text:user-field-get></text:span></text:span><text:span text:style-name="Strong_20_Emphasis"><text:span text:style-name="T157">.</text:span></text:span></text:p>
      <text:p text:style-name="P25"/>
      <text:p text:style-name="P80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10">karelzimmer.nl</text:span></text:span></text:a><text:span text:style-name="T28"> for this and other Linux documents, scripts, and information.</text:span></text:p>
      <text:p text:style-name="P26"/>
      <text:p text:style-name="P52"><text:span text:style-name="T135">This is a fillable PDF with </text:span><text:span text:style-name="Strong_20_Emphasis"><text:span text:style-name="T37">te</text:span></text:span><text:span text:style-name="Strong_20_Emphasis"><text:span text:style-name="T39">x</text:span></text:span><text:span text:style-name="Strong_20_Emphasis"><text:span text:style-name="T37">t</text:span></text:span><text:span text:style-name="T135"> </text:span><text:span text:style-name="T137">a</text:span><text:span text:style-name="T135">n</text:span><text:span text:style-name="T137">d</text:span><text:span text:style-name="Strong_20_Emphasis"><text:span text:style-name="T38"> </text:span></text:span><text:span text:style-name="Strong_20_Emphasis"><text:span text:style-name="T80"><draw:control text:anchor-type="as-char" draw:z-index="20" draw:name="Vorm3_ 1" draw:style-name="gr1" draw:text-style-name="P115" svg:width="0.35cm" svg:height="0.35cm" draw:control="control21"/></text:span></text:span><text:span text:style-name="T135"><text:s/>checkboxes; printing is not necessary.</text:span></text:p>
      <text:p text:style-name="P18"/>
      <text:p text:style-name="P27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85">user</text:span></text:span><text:span text:style-name="T235"><text:tab/><text:tab/></text:span><text:span text:style-name="T238"> <text:tab/><text:tab/><text:tab/></text:span><text:span text:style-name="T236"><draw:control text:anchor-type="as-char" svg:y="-0.429cm" draw:z-index="8" draw:name="Gebruiker" draw:style-name="gr2" draw:text-style-name="P116" svg:width="6.002cm" svg:height="0.6cm" draw:control="control9"><svg:title>Gebruiker</svg:title><svg:desc>Volledige naam, bijv. Jan Stek</svg:desc></draw:control></text:span><text:span text:style-name="T236"><text:tab/></text:span><text:span text:style-name="T237">[</text:span><text:span text:style-name="T239">na</text:span><text:span text:style-name="T241">me,</text:span><text:span text:style-name="T239"> </text:span><text:span text:style-name="T241">e.g.</text:span><text:span text:style-name="T239"> </text:span><text:span text:style-name="T240">J</text:span><text:span text:style-name="T244">a</text:span><text:span text:style-name="T240">n </text:span><text:span text:style-name="T244">Jansen</text:span><text:span text:style-name="T245">]</text:span></text:p>
      <text:p text:style-name="P81"><text:span text:style-name="Definition"><text:span text:style-name="T243">USER</text:span></text:span><text:span text:style-name="Definition"><text:span text:style-name="T283">na</text:span></text:span><text:span text:style-name="Definition"><text:span text:style-name="T286">me</text:span></text:span><text:span text:style-name="T242"><text:tab/><text:tab/><text:tab/></text:span><text:span text:style-name="T242"><draw:control text:anchor-type="as-char" svg:y="-0.429cm" draw:z-index="19" draw:name="Gberuikersnaam 2" draw:style-name="gr2" draw:text-style-name="P116" svg:width="6.002cm" svg:height="0.6cm" draw:control="control20"><svg:title>Gebruikersnaam</svg:title><svg:desc>Korte naam, bijv. jan</svg:desc></draw:control></text:span><text:span text:style-name="T242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12"><text:span text:style-name="Definition"><text:span text:style-name="T283">COMPUTERNA</text:span></text:span><text:span text:style-name="Definition"><text:span text:style-name="T286">me</text:span></text:span><text:span text:style-name="T246"><text:tab/></text:span><text:span text:style-name="T283"><draw:control text:anchor-type="as-char" svg:y="-0.429cm" draw:z-index="9" draw:name="Computernaam" draw:style-name="gr2" draw:text-style-name="P116" svg:width="6.002cm" svg:height="0.6cm" draw:control="control10"><svg:title>Computernaam</svg:title><svg:desc>Unieke naam van de computer</svg:desc></draw:control></text:span><text:span text:style-name="T283"><text:tab/></text:span><text:span text:style-name="T247">[</text:span><text:span text:style-name="T248">na</text:span><text:span text:style-name="T253">me of the</text:span><text:span text:style-name="T248"> compute</text:span><text:span text:style-name="T249">r, </text:span><text:span text:style-name="T253">e.g.</text:span><text:span text:style-name="T250"> </text:span><text:span text:style-name="T251">pc02</text:span><text:span text:style-name="T247">]</text:span></text:p>
      <text:p text:style-name="P8"><text:span text:style-name="Definition"><text:span text:style-name="T283">START</text:span></text:span><text:span text:style-name="Definition"><text:span text:style-name="T286">up</text:span></text:span><text:span text:style-name="Definition"><text:span text:style-name="T283">MEnU</text:span></text:span><text:span text:style-name="T236"><text:tab/><text:tab/></text:span><text:span text:style-name="T236"><draw:control text:anchor-type="as-char" svg:y="-0.429cm" draw:z-index="10" draw:name="Opstartmenu" draw:style-name="gr2" draw:text-style-name="P116" svg:width="6.002cm" svg:height="0.6cm" draw:control="control11"><svg:title>Opstartmenu</svg:title><svg:desc>Toets voor het opstartmenu ("bootmenu")</svg:desc></draw:control></text:span><text:span text:style-name="T236"><text:tab/></text:span><text:span text:style-name="T247">[</text:span><text:span text:style-name="T248">key for the bootable medium</text:span><text:span text:style-name="T254">]</text:span></text:p>
      <text:p text:style-name="P11"><text:span text:style-name="Definition"><text:span text:style-name="T252">SETTINGS</text:span></text:span><text:span text:style-name="T252"> <text:tab/><text:tab/><text:tab/></text:span><text:span text:style-name="T252"><draw:control text:anchor-type="as-char" svg:y="-0.429cm" draw:z-index="7" draw:name="Instellingen" draw:style-name="gr2" draw:text-style-name="P116" svg:width="6.002cm" svg:height="0.6cm" draw:control="control8"><svg:title>Instellingen</svg:title><svg:desc>Toets voor het BIOS/UEFI-scherm ("setup")</svg:desc></draw:control></text:span><text:span text:style-name="T252"><text:tab/></text:span><text:span text:style-name="T247">[</text:span><text:span text:style-name="T248">key for the UEFI BIOS screen</text:span><text:span text:style-name="T247">]</text:span></text:p>
      <text:p text:style-name="P9"><text:span text:style-name="Definition"><text:span text:style-name="T259">USER2</text:span></text:span><text:span text:style-name="T266"><text:tab/></text:span><text:span text:style-name="T271"> <text:tab/><text:tab/><text:tab/></text:span><text:span text:style-name="T277"><draw:control text:anchor-type="as-char" svg:y="-0.429cm" draw:z-index="15" draw:name="Gebruiker 1" draw:style-name="gr2" draw:text-style-name="P116" svg:width="6.002cm" svg:height="0.6cm" draw:control="control16"><svg:title>Gebruiker</svg:title><svg:desc>Volledige naam, bijv. Jan Stek</svg:desc></draw:control></text:span><text:span text:style-name="T277"><text:tab/></text:span><text:span text:style-name="T278">[</text:span><text:span text:style-name="T272">na</text:span><text:span text:style-name="T275">me</text:span><text:span text:style-name="T272"> possibly</text:span><text:span text:style-name="T273"> 2</text:span><text:span text:style-name="T279">e</text:span><text:span text:style-name="T273"> USER</text:span><text:span text:style-name="T274">]</text:span></text:p>
      <text:p text:style-name="P77"><text:span text:style-name="Definition"><text:span text:style-name="T259">USERN</text:span></text:span><text:span text:style-name="Definition"><text:span text:style-name="T260">a</text:span></text:span><text:span text:style-name="Definition"><text:span text:style-name="T261">me</text:span></text:span><text:span text:style-name="Definition"><text:span text:style-name="T259">2</text:span></text:span><text:span text:style-name="Definition"><text:span text:style-name="T267"><text:tab/><text:tab/></text:span></text:span><text:span text:style-name="T276"><draw:control text:anchor-type="as-char" svg:y="-0.429cm" draw:z-index="16" draw:name="Gberuikersnaam 1" draw:style-name="gr2" draw:text-style-name="P116" svg:width="6.002cm" svg:height="0.6cm" draw:control="control17"><svg:title>Gebruikersnaam</svg:title><svg:desc>Korte naam, bijv. jan</svg:desc></draw:control></text:span><text:span text:style-name="T276"><text:tab/></text:span><text:span text:style-name="T263">[</text:span><text:span text:style-name="T265">user</text:span><text:span text:style-name="T262"> na</text:span><text:span text:style-name="T264">me</text:span><text:span text:style-name="T268"> possibly</text:span><text:span text:style-name="T269"> 2</text:span><text:span text:style-name="T280">e</text:span><text:span text:style-name="T269"> USER</text:span><text:span text:style-name="T270">]</text:span></text:p>
      <text:p text:style-name="P14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43">te</text:span></text:span><text:span text:style-name="Strong_20_Emphasis"><text:span text:style-name="T63">x</text:span></text:span><text:span text:style-name="Strong_20_Emphasis"><text:span text:style-name="T43">t </text:span></text:span><text:span text:style-name="Strong_20_Emphasis"><text:span text:style-name="T63">box</text:span></text:span><text:span text:style-name="T168">.</text:span></text:p>
      <text:p text:style-name="P3"/>
      <text:p text:style-name="P3"/>
      <text:p text:style-name="P10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51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6"/>
      <text:p text:style-name="P36"/>
      <text:list xml:id="list871053439" text:style-name="L1">
        <text:list-item>
          <text:p text:style-name="P107"><text:bookmark-start text:name="__RefNumPara__4083_1271708128"/>Preparing 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5"><text:span text:style-name="Strong_20_Emphasis"><text:span text:style-name="T40"><text:s/></text:span></text:span><text:span text:style-name="Strong_20_Emphasis"><text:span text:style-name="T81"><draw:control text:anchor-type="as-char" draw:z-index="13" draw:name="Vorm3_0" draw:style-name="gr1" draw:text-style-name="P11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5"><text:span text:style-name="User_20_Entry"><text:span text:style-name="T122">Login any additional </text:span></text:span><text:span text:style-name="Definition"><text:span text:style-name="T282">USER</text:span></text:span><text:span text:style-name="User_20_Entry"><text:span text:style-name="T127">s</text:span></text:span><text:span text:style-name="User_20_Entry"><text:span text:style-name="T131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4"><text:s/></text:span></text:span><text:span text:style-name="Strong_20_Emphasis"><text:span text:style-name="T82"><draw:control text:anchor-type="as-char" draw:z-index="0" draw:name="Vorm4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87"><text:span text:style-name="T28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84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6"><text:span text:style-name="Strong_20_Emphasis"><text:span text:style-name="T75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5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2"><text:span text:style-name="T12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99"><text:span text:style-name="User_20_Entry"><text:span text:style-name="T141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99"><text:span text:style-name="User_20_Entry"><text:span text:style-name="T141">bash 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72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44"><text:s/></text:span></text:span><text:span text:style-name="Strong_20_Emphasis"><text:span text:style-name="Strong_20_Emphasis"><text:span text:style-name="T82"><draw:control text:anchor-type="as-char" draw:z-index="1" draw:name="Vorm6" draw:style-name="gr1" draw:text-style-name="P11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6"><text:span text:style-name="Strong_20_Emphasis"><text:span text:style-name="T75">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7">, type </text:span></text:span><text:span text:style-name="Strong_20_Emphasis"><text:span text:style-name="T97">menu</text:span></text:span><text:span text:style-name="Strong_20_Emphasis"><text:span text:style-name="T47"> 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0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4">Select </text:span></text:span><text:span text:style-name="Strong_20_Emphasis"><text:span text:style-name="T98">1 Preparing installation</text:span></text:span><text:span text:style-name="Strong_20_Emphasis"><text:span text:style-name="T54"> </text:span></text:span><text:span text:style-name="Strong_20_Emphasis"><text:span text:style-name="T71">and</text:span></text:span><text:span text:style-name="Strong_20_Emphasis"><text:span text:style-name="T54"> </text:span></text:span><text:span text:style-name="Strong_20_Emphasis"><text:span text:style-name="T71">click </text:span></text:span><text:span text:style-name="Strong_20_Emphasis"><text:span text:style-name="T101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2"><text:span text:style-name="Strong_20_Emphasis"><text:span text:style-name="T53">Follow the instructions on the screen.</text:span></text:span></text:p>
          </table:table-cell>
        </table:table-row>
      </table:table>
      <text:p text:style-name="P20"/>
      <text:list xml:id="list170132585174284" text:continue-numbering="true" text:style-name="L1">
        <text:list-item>
          <text:p text:style-name="P10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44"><text:s/></text:span></text:span><text:span text:style-name="Strong_20_Emphasis"><text:span text:style-name="T82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1"><text:span text:style-name="T181">Boot the computer from an</text:span><text:span text:style-name="T185"> </text:span><text:span text:style-name="Strong_20_Emphasis"><text:span text:style-name="T160"><text:user-field-get text:name="Distro">Ubuntu</text:user-field-get></text:span></text:span><text:span text:style-name="T188"><text:s/></text:span><text:span text:style-name="T161"><text:user-field-get text:name="Version">22.04</text:user-field-get></text:span><text:span text:style-name="T116"><text:s/>Live</text:span><text:span text:style-name="T116"><text:note text:id="ftn5" text:note-class="footnote"><text:note-citation>1</text:note-citation><text:note-body><text:p text:style-name="P88"><text:span text:style-name="T18">From a Live USB stick (or DVD) you can boot and work with 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T18">without installing it.</text:span></text:p></text:note-body></text:note></text:span><text:span text:style-name="T181"> USB stick</text:span><text:span text:style-name="T117"><text:note text:id="ftn6" text:note-class="footnote"><text:note-citation>2</text:note-citation><text:note-body><text:p text:style-name="P89"><text:span text:style-name="Strong_20_Emphasis"><text:span text:style-name="T123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6">releases.ubuntu.com</text:span></text:span></text:a><text:span text:style-name="Strong_20_Emphasis"><text:span text:style-name="T124">,</text:span></text:span><text:span text:style-name="Strong_20_Emphasis"><text:span text:style-name="T123"> click </text:span></text:span><text:span text:style-name="Strong_20_Emphasis"><text:span text:style-name="T128">Ubuntu 22.04 LTS (Jammy Jellyfish)</text:span></text:span><text:span text:style-name="Strong_20_Emphasis"><text:span text:style-name="T123">, and then click </text:span></text:span><text:span text:style-name="Strong_20_Emphasis"><text:span text:style-name="T128">Desktop image on 64-bit PC (AMD64) desktop image</text:span></text:span><text:span text:style-name="Strong_20_Emphasis"><text:span text:style-name="T123">.</text:span></text:span></text:p><text:p text:style-name="P89"><text:span text:style-name="Strong_20_Emphasis"><text:span text:style-name="T123"><text:tab/>Insert a USB stick of at least 4 GB.<text:line-break/>Locate </text:span></text:span><text:span text:style-name="Strong_20_Emphasis"><text:span text:style-name="T129">disk</text:span></text:span><text:span text:style-name="Strong_20_Emphasis"><text:span text:style-name="T123"> and click the </text:span></text:span><text:span text:style-name="Strong_20_Emphasis"><text:span text:style-name="T128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9">settings</text:span></text:span><text:span text:style-name="Strong_20_Emphasis"><text:span text:style-name="T123"> ⋮ (icon with the three dots) in the top right corner.</text:span></text:span></text:p><text:p text:style-name="P89"><text:span text:style-name="Strong_20_Emphasis"><text:span text:style-name="T123"><text:tab/>Choose </text:span></text:span><text:span text:style-name="Strong_20_Emphasis"><text:span text:style-name="T128">Restore Disk Image</text:span></text:span><text:span text:style-name="Strong_20_Emphasis"><text:span text:style-name="T123"> and select the CD image file (.iso) you just downloaded.</text:span></text:span></text:p><text:p text:style-name="P89"><text:span text:style-name="Strong_20_Emphasis"><text:span text:style-name="T125"><text:tab/>Click </text:span></text:span><text:span text:style-name="Strong_20_Emphasis"><text:span text:style-name="T130">Start Restore</text:span></text:span><text:span text:style-name="Strong_20_Emphasis"><text:span text:style-name="T125">, and then click </text:span></text:span><text:span text:style-name="Strong_20_Emphasis"><text:span text:style-name="T130">Restore</text:span></text:span><text:span text:style-name="Strong_20_Emphasis"><text:span text:style-name="T125">.</text:span></text:span></text:p><text:p text:style-name="P89"><text:span text:style-name="Strong_20_Emphasis"><text:span text:style-name="T125"><text:tab/>Or use the </text:span></text:span><text:span text:style-name="Strong_20_Emphasis"><text:span text:style-name="T130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57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81"> or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54"><text:span text:style-name="T208">S</text:span><text:span text:style-name="T209">tart up</text:span><text:span text:style-name="T203">/boot menu </text:span><text:span text:style-name="T134">via </text:span><text:span text:style-name="Definition"><text:span text:style-name="T283">START</text:span></text:span><text:span text:style-name="Definition"><text:span text:style-name="T286">up</text:span></text:span><text:span text:style-name="Definition"><text:span text:style-name="T283">MEnU</text:span></text:span><text:span text:style-name="T134"> </text:span><text:span text:style-name="T138">and </text:span><text:span text:style-name="T139">settings/</text:span><text:span text:style-name="T140">setup</text:span><text:span text:style-name="T134"> via </text:span><text:span text:style-name="Definition"><text:span text:style-name="T16">SETTINGS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33"><text:span text:style-name="T164">P</text:span><text:span text:style-name="T163">ress the </text:span><text:span text:style-name="Strong_20_Emphasis"><text:span text:style-name="T84">Enter</text:span></text:span><text:span text:style-name="Strong_20_Emphasis"><text:span text:style-name="T83"> </text:span></text:span><text:span text:style-name="Strong_20_Emphasis"><text:span text:style-name="T85">key </text:span></text:span><text:span text:style-name="Strong_20_Emphasis"><text:span text:style-name="T86">(</text:span></text:span><text:span text:style-name="Strong_20_Emphasis"><text:span text:style-name="T109">Try or I</text:span></text:span><text:span text:style-name="Strong_20_Emphasis"><text:span text:style-name="T110">n</text:span></text:span><text:span text:style-name="Strong_20_Emphasis"><text:span text:style-name="T111">stall Ubuntu</text:span></text:span><text:span text:style-name="Strong_20_Emphasis"><text:span text:style-name="T87"> is already selected</text:span></text:span><text:span text:style-name="Strong_20_Emphasis"><text:span text:style-name="T88">)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0"><text:span text:style-name="T183">C</text:span><text:span text:style-name="T184">lick</text:span><text:span text:style-name="T183"> </text:span><text:span text:style-name="T187">In</text:span><text:span text:style-name="T186">stall Ubuntu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3">Follow the instructions on the screen</text:span></text:span><text:span text:style-name="Strong_20_Emphasis"><text:span text:style-name="T70">s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4"><draw:control text:anchor-type="as-char" draw:z-index="17" draw:name="Vorm12" draw:style-name="gr1" draw:text-style-name="P11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29">When the </text:span></text:span><text:span text:style-name="Strong_20_Emphasis"><text:span text:style-name="T103">Wireless</text:span></text:span><text:span text:style-name="Strong_20_Emphasis"><text:span text:style-name="T29"> screen appears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103"><text:span text:style-name="Strong_20_Emphasis"><text:span text:style-name="T35">C</text:span></text:span><text:span text:style-name="Strong_20_Emphasis"><text:span text:style-name="T29">hoose the wireless network, connect, and click </text:span></text:span><text:span text:style-name="Strong_20_Emphasis"><text:span text:style-name="T103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4"><draw:control text:anchor-type="as-char" draw:z-index="3" draw:name="Vorm16" draw:style-name="gr1" draw:text-style-name="P115" svg:width="0.35cm" svg:height="0.35cm" draw:control="control4"/></text:span></text:p>
          </table:table-cell>
          <table:table-cell table:style-name="_32_._5f_Installatie_5f_uitvoeren.A1" office:value-type="string">
            <text:p text:style-name="P102"><text:span text:style-name="Strong_20_Emphasis"><text:span text:style-name="T30">On the </text:span></text:span><text:span text:style-name="Strong_20_Emphasis"><text:span text:style-name="T104">Installation type</text:span></text:span><text:span text:style-name="Strong_20_Emphasis"><text:span text:style-name="T30"> screen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104"><text:span text:style-name="Strong_20_Emphasis"><text:span text:style-name="T36">S</text:span></text:span><text:span text:style-name="Strong_20_Emphasis"><text:span text:style-name="T30">elect the desired </text:span></text:span><text:span text:style-name="Strong_20_Emphasis"><text:span text:style-name="T104">Installation type</text:span></text:span><text:span text:style-name="Strong_20_Emphasis"><text:span text:style-name="T9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76"><text:span text:style-name="Strong_20_Emphasis"><text:span text:style-name="T32">Click </text:span></text:span><text:span text:style-name="Strong_20_Emphasis"><text:span text:style-name="T105">Install </text:span></text:span><text:span text:style-name="Strong_20_Emphasis"><text:span text:style-name="T106">n</text:span></text:span><text:span text:style-name="Strong_20_Emphasis"><text:span text:style-name="T105">ow</text:span></text:span><text:span text:style-name="Strong_20_Emphasis"><text:span text:style-name="T32">, or click </text:span></text:span><text:span text:style-name="Strong_20_Emphasis"><text:span text:style-name="T105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105">Install </text:span></text:span><text:span text:style-name="Strong_20_Emphasis"><text:span text:style-name="T106">n</text:span></text:span><text:span text:style-name="Strong_20_Emphasis"><text:span text:style-name="T105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1">On the </text:span></text:span><text:span text:style-name="Strong_20_Emphasis"><text:span text:style-name="T108">W</text:span></text:span><text:span text:style-name="Strong_20_Emphasis"><text:span text:style-name="T107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107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12"><text:s/></text:span></text:span><text:span text:style-name="T44"><draw:control text:anchor-type="as-char" draw:z-index="4" draw:name="Vorm19" draw:style-name="gr1" draw:text-style-name="P115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15">On the </text:span></text:span><text:span text:style-name="Strong_20_Emphasis"><text:span text:style-name="T226">Where are you?</text:span></text:span><text:span text:style-name="Strong_20_Emphasis"><text:span text:style-name="T215"> </text:span></text:span><text:span text:style-name="Strong_20_Emphasis"><text:span text:style-name="T218">screen: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11"><text:span text:style-name="Strong_20_Emphasis"><text:span text:style-name="T219">C</text:span></text:span><text:span text:style-name="Strong_20_Emphasis"><text:span text:style-name="T215">heck the location and click </text:span></text:span><text:span text:style-name="Strong_20_Emphasis"><text:span text:style-name="T226">Continue</text:span></text:span><text:span text:style-name="Strong_20_Emphasis"><text:span text:style-name="T215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10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12"><text:s/></text:span></text:span><text:span text:style-name="Strong_20_Emphasis"><text:span text:style-name="T44"><draw:control text:anchor-type="as-char" draw:z-index="18" draw:name="Vorm 1" draw:style-name="gr1" draw:text-style-name="P11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21">On the </text:span><text:span text:style-name="T227">Who are you?</text:span><text:span text:style-name="T221"> </text:span><text:span text:style-name="Strong_20_Emphasis"><text:span text:style-name="T218">screen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12"><text:span text:style-name="Strong_20_Emphasis"><text:span text:style-name="T220">E</text:span></text:span><text:span text:style-name="T221">nter your </text:span><text:span text:style-name="T228">Your n</text:span><text:span text:style-name="T227">ame </text:span><text:span text:style-name="Definition"><text:span text:style-name="T13">USER</text:span></text:span><text:span text:style-name="Strong_20_Emphasis"><text:span text:style-name="T217">, <text:line-break/></text:span></text:span><text:span text:style-name="Strong_20_Emphasis"><text:span text:style-name="T223">Y</text:span></text:span><text:span text:style-name="Strong_20_Emphasis"><text:span text:style-name="T222">our computer</text:span></text:span><text:span text:style-name="Strong_20_Emphasis"><text:span text:style-name="T22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16">,<text:line-break/></text:span></text:span><text:span text:style-name="Strong_20_Emphasis"><text:span text:style-name="T224">Pick</text:span></text:span><text:span text:style-name="Strong_20_Emphasis"><text:span text:style-name="T222"> a username</text:span></text:span><text:span text:style-name="Strong_20_Emphasis"><text:span text:style-name="T216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16">,<text:line-break/></text:span></text:span><text:span text:style-name="Strong_20_Emphasis"><text:span text:style-name="T214">enter a password twice, and click </text:span></text:span><text:span text:style-name="Strong_20_Emphasis"><text:span text:style-name="T225">Continue</text:span></text:span><text:span text:style-name="Strong_20_Emphasis"><text:span text:style-name="T214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2"><text:span text:style-name="Strong_20_Emphasis"><text:span text:style-name="T150"><text:s/></text:span></text:span><text:span text:style-name="T44"><draw:control text:anchor-type="as-char" draw:z-index="22" draw:name="Vorm14" draw:style-name="gr1" draw:text-style-name="P115" svg:width="0.35cm" svg:height="0.35cm" draw:control="control23"/></text:span></text:p>
          </table:table-cell>
          <table:table-cell table:style-name="_32_._5f_Installatie_5f_uitvoeren.A1" office:value-type="string">
            <text:p text:style-name="P24">On <text:span text:style-name="T287">Installation Complete</text:span> click <text:span text:style-name="T287">Restart Now</text:span>.</text:p>
          </table:table-cell>
        </table:table-row>
      </table:table>
      <text:p text:style-name="P55"><text:span text:style-name="Strong_20_Emphasis"><text:span text:style-name="T89"/></text:span></text:p>
      <text:list xml:id="list170132777643801" text:continue-numbering="true" text:style-name="L1">
        <text:list-item>
          <text:p text:style-name="P106"><text:span text:style-name="Strong_20_Emphasis"><text:span text:style-name="T115">Finish installation</text:span></text:span></text:p>
        </text:list-item>
      </text:list>
      <text:p text:style-name="P58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44"><text:s/></text:span></text:span><text:span text:style-name="Strong_20_Emphasis"><text:span text:style-name="T82"><draw:control text:anchor-type="as-char" draw:z-index="5" draw:name="Vorm24" draw:style-name="gr1" draw:text-style-name="P11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1"><text:span text:style-name="Strong_20_Emphasis"><text:span text:style-name="T90"/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9"><text:s/></text:span></text:span><text:span text:style-name="Strong_20_Emphasis"><text:span text:style-name="T120"><draw:control text:anchor-type="as-char" draw:z-index="21" draw:name="Vorm 2" draw:style-name="gr1" draw:text-style-name="P11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53">Follow the instructions on the screen</text:span></text:span><text:span text:style-name="Strong_20_Emphasis"><text:span text:style-name="T67">s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4"><text:s/></text:span></text:span><text:span text:style-name="Strong_20_Emphasis"><text:span text:style-name="T82"><draw:control text:anchor-type="as-char" draw:z-index="11" draw:name="Vorm4_1" draw:style-name="gr1" draw:text-style-name="P11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87"><text:span text:style-name="T28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84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7"><text:span text:style-name="Strong_20_Emphasis"><text:span text:style-name="T76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5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0"><text:span text:style-name="T14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0"><text:span text:style-name="User_20_Entry"><text:span text:style-name="T141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0"><text:span text:style-name="User_20_Entry"><text:span text:style-name="T141">bash 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3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4"><text:s/></text:span></text:span><text:span text:style-name="Strong_20_Emphasis"><text:span text:style-name="T82"><draw:control text:anchor-type="as-char" draw:z-index="6" draw:name="Vorm37" draw:style-name="gr1" draw:text-style-name="P11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98"><text:span text:style-name="Strong_20_Emphasis"><text:span text:style-name="T77">P</text:span></text:span><text:span text:style-name="Strong_20_Emphasis"><text:span text:style-name="T58">ress the</text:span></text:span><text:span text:style-name="Strong_20_Emphasis"><text:span text:style-name="T57"> </text:span></text:span><text:span text:style-name="Strong_20_Emphasis"><text:span text:style-name="T49">Super</text:span></text:span><text:span text:style-name="Strong_20_Emphasis"><text:span text:style-name="T58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8">, type </text:span></text:span><text:span text:style-name="Strong_20_Emphasis"><text:span text:style-name="T99">menu</text:span></text:span><text:span text:style-name="Strong_20_Emphasis"><text:span text:style-name="T58"> 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5">Se</text:span></text:span><text:span text:style-name="Strong_20_Emphasis"><text:span text:style-name="T68">lect</text:span></text:span><text:span text:style-name="Strong_20_Emphasis"><text:span text:style-name="T55"> </text:span></text:span><text:span text:style-name="Strong_20_Emphasis"><text:span text:style-name="T112">3</text:span></text:span><text:span text:style-name="Strong_20_Emphasis"><text:span text:style-name="T92"> 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2">click </text:span></text:span><text:span text:style-name="Strong_20_Emphasis"><text:span text:style-name="T102">Continue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93"><text:span text:style-name="Strong_20_Emphasis"><text:span text:style-name="T150"><text:s/></text:span></text:span><text:span text:style-name="T44"><draw:control text:anchor-type="as-char" draw:z-index="23" draw:name="Vorm 3" draw:style-name="gr1" draw:text-style-name="P115" svg:width="0.35cm" svg:height="0.35cm" draw:control="control24"/></text:span></text:p>
          </table:table-cell>
          <table:table-cell table:style-name="_33_._5f_Installatie_5f_afronden.A1" office:value-type="string">
            <text:p text:style-name="P95"><text:span text:style-name="T288">Restart</text:span><text:span text:style-name="Strong_20_Emphasis"><text:span text:style-name="T53"> </text:span></text:span><text:span text:style-name="Strong_20_Emphasis"><text:span text:style-name="T74">the computer.</text:span></text:span></text:p>
          </table:table-cell>
        </table:table-row>
      </table:table>
      <text:p text:style-name="P58"><text:span text:style-name="Strong_20_Emphasis"><text:span text:style-name="T33"><text:tab/></text:span></text:span></text:p>
      <text:p text:style-name="P59"><text:span text:style-name="Strong_20_Emphasis"><text:span text:style-name="T56"/></text:span></text:p>
      <text:p text:style-name="P60"><text:span text:style-name="Strong_20_Emphasis"><text:span text:style-name="T53"/></text:span></text:p>
      <text:list xml:id="list170131384377274" text:continue-numbering="true" text:style-name="L1">
        <text:list-item>
          <text:p text:style-name="P109"><text:span text:style-name="Strong_20_Emphasis"><text:span text:style-name="T17">P</text:span></text:span><text:span text:style-name="Strong_20_Emphasis"><text:span text:style-name="T229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44"><text:s/></text:span></text:span><text:span text:style-name="Strong_20_Emphasis"><text:span text:style-name="T82"><draw:control text:anchor-type="as-char" draw:z-index="12" draw:name="Vorm40_0" draw:style-name="gr1" draw:text-style-name="P115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60"><text:note text:id="ftn9" text:note-class="footnote"><text:note-citation>1</text:note-citation><text:note-body><text:p text:style-name="P86"><text:span text:style-name="User_20_Entry"><text:span text:style-name="T133">Login any additional </text:span></text:span><text:span text:style-name="Definition"><text:span text:style-name="T281">USER</text:span></text:span><text:span text:style-name="User_20_Entry"><text:span text:style-name="T132">s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44"><text:s/></text:span></text:span><text:span text:style-name="Strong_20_Emphasis"><text:span text:style-name="T82"><draw:control text:anchor-type="as-char" draw:z-index="14" draw:name="Vorm40_2" draw:style-name="gr1" draw:text-style-name="P115" svg:width="0.35cm" svg:height="0.35cm" draw:control="control15"/></text:span></text:span></text:p>
          </table:table-cell>
          <table:table-cell table:style-name="Tabel2.A1" office:value-type="string">
            <text:p text:style-name="P31"><text:span text:style-name="Strong_20_Emphasis"><text:span text:style-name="T61">Set up the </text:span></text:span><text:span text:style-name="Strong_20_Emphasis"><text:span text:style-name="T79">user</text:span></text:span><text:span text:style-name="Strong_20_Emphasis"><text:span text:style-name="T61">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34"><text:span text:style-name="Strong_20_Emphasis"><text:span text:style-name="T78">P</text:span></text:span><text:span text:style-name="Strong_20_Emphasis"><text:span text:style-name="T61">ress the </text:span></text:span><text:span text:style-name="Strong_20_Emphasis"><text:span text:style-name="T49">Super</text:span></text:span><text:span text:style-name="Strong_20_Emphasis"><text:span text:style-name="T61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61">, type </text:span></text:span><text:span text:style-name="Strong_20_Emphasis"><text:span text:style-name="T100">menu</text:span></text:span><text:span text:style-name="Strong_20_Emphasis"><text:span text:style-name="T61"> and click on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2"><text:span text:style-name="Strong_20_Emphasis"><text:span text:style-name="T69">Select</text:span></text:span><text:span text:style-name="Strong_20_Emphasis"><text:span text:style-name="T55"> </text:span></text:span><text:span text:style-name="Strong_20_Emphasis"><text:span text:style-name="T112">4 </text:span></text:span><text:span text:style-name="Strong_20_Emphasis"><text:span text:style-name="T96">Provision user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2">click </text:span></text:span><text:span text:style-name="Strong_20_Emphasis"><text:span text:style-name="T102">Continue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93"><text:span text:style-name="Strong_20_Emphasis"><text:span text:style-name="T149"><text:s/></text:span></text:span><text:span text:style-name="T44"><draw:control text:anchor-type="as-char" draw:z-index="24" draw:name="Vorm 4" draw:style-name="gr1" draw:text-style-name="P115" svg:width="0.35cm" svg:height="0.35cm" draw:control="control25"/></text:span></text:p>
          </table:table-cell>
          <table:table-cell table:style-name="Tabel2.A1" office:value-type="string">
            <text:p text:style-name="P94"><text:span text:style-name="T287">Log Out</text:span><text:span text:style-name="Strong_20_Emphasis"><text:span text:style-name="T53"> </text:span></text:span><text:span text:style-name="Strong_20_Emphasis"><text:span text:style-name="T73">the user.</text:span></text:span></text:p>
          </table:table-cell>
        </table:table-row>
      </table:table>
      <text:p text:style-name="P28"><text:span text:style-name="Strong_20_Emphasis"><text:span text:style-name="T62"/></text:span></text:p>
      <text:p text:style-name="P48"/>
      <text:p text:style-name="P48"/>
      <text:p text:style-name="P53"><text:span text:style-name="T206">End of checklist,</text:span><text:span text:style-name="T207"> </text:span><text:span text:style-name="Strong_20_Emphasis"><text:span text:style-name="T158"><text:user-field-get text:name="Distro">Ubuntu</text:user-field-get></text:span></text:span><text:span text:style-name="T205"><text:s/></text:span><text:span text:style-name="T204"><text:user-field-get text:name="Version">22.04</text:user-field-get></text:span><text:span text:style-name="Strong_20_Emphasis"><text:span text:style-name="T159"><text:s/></text:span></text:span><text:span text:style-name="Strong_20_Emphasis"><text:span text:style-name="T162">LTS</text:span></text:span><text:span text:style-name="T136"> 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206">installation is complete.</text:span></text:p>
      <text:p text:style-name="P23"/>
      <text:p text:style-name="P15"><text:span text:style-name="Emphasis"><text:span text:style-name="T233">Written</text:span></text:span><text:span text:style-name="Emphasis"><text:span text:style-name="T230"> </text:span></text:span><text:span text:style-name="Emphasis"><text:span text:style-name="T231">in</text:span></text:span><text:span text:style-name="Emphasis"><text:span text:style-name="T211"> </text:span></text:span><text:span text:style-name="Strong_20_Emphasis"><text:span text:style-name="T53"><text:user-field-get style:data-style-name="N0" text:name="Releaseyear">2022</text:user-field-get></text:span></text:span><text:span text:style-name="Emphasis"><text:span text:style-name="T212"><text:s/></text:span></text:span><text:span text:style-name="Emphasis"><text:span text:style-name="T213">by</text:span></text:span><text:span text:style-name="Emphasis"><text:span text:style-name="T23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34">Creative Commons Public Domain Dedication</text:span></text:span></text:a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1T17:01:30.697346348">21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7:01:30.451092665</dc:date>
    <meta:keyword>Installatie</meta:keyword>
    <meta:keyword>Checklist</meta:keyword>
    <meta:keyword>Linux</meta:keyword>
    <meta:editing-cycles>6713</meta:editing-cycles>
    <meta:editing-duration>P11DT20H14M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100" meta:word-count="737" meta:character-count="4562" meta:non-whitespace-character-count="3860"/>
    <meta:user-defined meta:name="Info 1"/>
    <meta:user-defined meta:name="Info 2"/>
    <meta:user-defined meta:name="Info 3"/>
    <meta:user-defined meta:name="Info 4"/>
  </office:meta>
</office:document-meta>
</file>